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1-11-proporcionalidad" table:style-name="ta1" table:print="false">
        <table:table-column table:style-name="co1" table:number-columns-repeated="4" table:default-cell-style-name="ce1"/>
        <table:table-row table:style-name="ro1">
          <table:table-cell table:style-name="ce3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3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Estudio del efecto de la proporcionalidad de la ley de Hondt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310000">
            <text:p>310000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3717724">
            <text:p>3717724</text:p>
          </table:table-cell>
          <table:table-cell table:number-columns-repeated="2"/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2" office:value-type="float" office:value="100000">
            <text:p>1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2" office:value-type="float" office:value="100000">
            <text:p>10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2" office:value-type="float" office:value="100000">
            <text:p>100000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2" office:value-type="float" office:value="10000">
            <text:p>1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Default"/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number-columns-repeated="2"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number-columns-repeated="2"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CPC</text:p>
          </table:table-cell>
          <table:table-cell table:number-columns-repeated="2"/>
          <table:table-cell office:value-type="string">
            <text:p>PARTIT COMUNISTA DEL POBLE DE CATALUNYA</text:p>
          </table:table-cell>
        </table:table-row>
        <table:table-row table:style-name="ro1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FyV</text:p>
          </table:table-cell>
          <table:table-cell table:number-columns-repeated="2"/>
          <table:table-cell office:value-type="string">
            <text:p>FAMILIA Y VIDA</text:p>
          </table:table-cell>
        </table:table-row>
        <table:table-row table:style-name="ro1">
          <table:table-cell office:value-type="string">
            <text:p>PRE-R</text:p>
          </table:table-cell>
          <table:table-cell table:number-columns-repeated="2"/>
          <table:table-cell office:value-type="string">
            <text:p>PARTIT REPUBLICÀ D'ESQUERRA - REPUBLICANS</text:p>
          </table:table-cell>
        </table:table-row>
        <table:table-row table:style-name="ro1">
          <table:table-cell office:value-type="string">
            <text:p>PxC</text:p>
          </table:table-cell>
          <table:table-cell table:number-columns-repeated="2"/>
          <table:table-cell office:value-type="string">
            <text:p>PLATAFORMA PER CATALUNYA</text:p>
          </table:table-cell>
        </table:table-row>
        <table:table-row table:style-name="ro1">
          <table:table-cell office:value-type="string">
            <text:p>POSI</text:p>
          </table:table-cell>
          <table:table-cell table:number-columns-repeated="2"/>
          <table:table-cell office:value-type="string">
            <text:p>PARTIT OBRER SOCIALISTA INTERNACIONALISTA</text:p>
          </table:table-cell>
        </table:table-row>
        <table:table-row table:style-name="ro1">
          <table:table-cell office:value-type="string">
            <text:p>PH</text:p>
          </table:table-cell>
          <table:table-cell table:number-columns-repeated="2"/>
          <table:table-cell office:value-type="string">
            <text:p>PARTIT HUMANISTA</text:p>
          </table:table-cell>
        </table:table-row>
        <table:table-row table:style-name="ro1">
          <table:table-cell office:value-type="string">
            <text:p>PATO</text:p>
          </table:table-cell>
          <table:table-cell table:number-columns-repeated="2"/>
          <table:table-cell office:value-type="string">
            <text:p>PARTIDO ABRE TUS OJOS</text:p>
          </table:table-cell>
        </table:table-row>
        <table:table-row table:style-name="ro1">
          <table:table-cell office:value-type="string">
            <text:p>LV-GV</text:p>
          </table:table-cell>
          <table:table-cell table:number-columns-repeated="2"/>
          <table:table-cell office:value-type="string">
            <text:p>LOS VERDES - GRUPO VERDE</text:p>
          </table:table-cell>
        </table:table-row>
        <table:table-row table:style-name="ro1">
          <table:table-cell office:value-type="string">
            <text:p>HARTOS.ORG</text:p>
          </table:table-cell>
          <table:table-cell table:number-columns-repeated="2"/>
          <table:table-cell office:value-type="string">
            <text:p>HARTOS.ORG</text:p>
          </table:table-cell>
        </table:table-row>
      </table:table>
      <table:table table:name="2011-11-mitad-abstencion-a-mitad-minoritarios" table:style-name="ta1" table:print="false">
        <table:table-column table:style-name="co1" table:number-columns-repeated="4" table:default-cell-style-name="ce1"/>
        <table:table-row table:style-name="ro1">
          <table:table-cell table:style-name="ce3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3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La mitad se reparte a la mitad de extra parlamentarios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3115079">
            <text:p>3115079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912645">
            <text:p>912645</text:p>
          </table:table-cell>
          <table:table-cell/>
          <table:table-cell table:formula="of:=ROUND(([.B2]-SUM([.B7:.B11];[.B21]))/2/7)" office:value-type="float" office:value="130377">
            <text:p>130377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2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2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2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2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2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CPC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PARTIT COMUNISTA DEL POBLE DE CATALUNY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FyV</text:p>
          </table:table-cell>
          <table:table-cell table:number-columns-repeated="2"/>
          <table:table-cell office:value-type="string">
            <text:p>FAMILIA Y VIDA</text:p>
          </table:table-cell>
        </table:table-row>
        <table:table-row table:style-name="ro1">
          <table:table-cell office:value-type="string">
            <text:p>PRE-R</text:p>
          </table:table-cell>
          <table:table-cell table:number-columns-repeated="2"/>
          <table:table-cell office:value-type="string">
            <text:p>PARTIT REPUBLICÀ D'ESQUERRA - REPUBLICANS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  <table:table-row table:style-name="ro1">
          <table:table-cell office:value-type="string">
            <text:p>POSI</text:p>
          </table:table-cell>
          <table:table-cell table:number-columns-repeated="2"/>
          <table:table-cell office:value-type="string">
            <text:p>PARTIT OBRER SOCIALISTA INTERNACIONALISTA</text:p>
          </table:table-cell>
        </table:table-row>
        <table:table-row table:style-name="ro1">
          <table:table-cell office:value-type="string">
            <text:p>PH</text:p>
          </table:table-cell>
          <table:table-cell table:number-columns-repeated="2"/>
          <table:table-cell office:value-type="string">
            <text:p>PARTIT HUMANISTA</text:p>
          </table:table-cell>
        </table:table-row>
        <table:table-row table:style-name="ro1">
          <table:table-cell office:value-type="string">
            <text:p>PATO</text:p>
          </table:table-cell>
          <table:table-cell table:number-columns-repeated="2"/>
          <table:table-cell office:value-type="string">
            <text:p>PARTIDO ABRE TUS OJOS</text:p>
          </table:table-cell>
        </table:table-row>
        <table:table-row table:style-name="ro1">
          <table:table-cell office:value-type="string">
            <text:p>LV-GV</text:p>
          </table:table-cell>
          <table:table-cell table:number-columns-repeated="2"/>
          <table:table-cell office:value-type="string">
            <text:p>LOS VERDES - GRUPO VERDE</text:p>
          </table:table-cell>
        </table:table-row>
        <table:table-row table:style-name="ro1">
          <table:table-cell office:value-type="string">
            <text:p>HARTOS.ORG</text:p>
          </table:table-cell>
          <table:table-cell table:number-columns-repeated="2"/>
          <table:table-cell office:value-type="string">
            <text:p>HARTOS.ORG</text:p>
          </table:table-cell>
        </table:table-row>
      </table:table>
      <table:table table:name="2011-11-mitad-abstencion-a-minoritarios" table:style-name="ta1" table:print="false">
        <table:table-column table:style-name="co1" table:number-columns-repeated="4" table:default-cell-style-name="ce1"/>
        <table:table-row table:style-name="ro1">
          <table:table-cell table:style-name="ce3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3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La mitad del resto se abtiene y la otra se reparte.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3115086">
            <text:p>3115086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912638">
            <text:p>912638</text:p>
          </table:table-cell>
          <table:table-cell/>
          <table:table-cell table:formula="of:=ROUND(([.B2]-SUM([.B7:.B11];[.B21]))/2/14)" office:value-type="float" office:value="65189">
            <text:p>65189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2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2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2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2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2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CPC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COMUNISTA DEL POBLE DE CATALUNY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FyV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FAMILIA Y VIDA</text:p>
          </table:table-cell>
        </table:table-row>
        <table:table-row table:style-name="ro1">
          <table:table-cell office:value-type="string">
            <text:p>PRE-R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REPUBLICÀ D'ESQUERRA - REPUBLICANS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  <table:table-row table:style-name="ro1">
          <table:table-cell office:value-type="string">
            <text:p>POSI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OBRER SOCIALISTA INTERNACIONALISTA</text:p>
          </table:table-cell>
        </table:table-row>
        <table:table-row table:style-name="ro1">
          <table:table-cell office:value-type="string">
            <text:p>PH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HUMANISTA</text:p>
          </table:table-cell>
        </table:table-row>
        <table:table-row table:style-name="ro1">
          <table:table-cell office:value-type="string">
            <text:p>PATO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DO ABRE TUS OJOS</text:p>
          </table:table-cell>
        </table:table-row>
        <table:table-row table:style-name="ro1">
          <table:table-cell office:value-type="string">
            <text:p>LV-GV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LOS VERDES - GRUPO VERDE</text:p>
          </table:table-cell>
        </table:table-row>
        <table:table-row table:style-name="ro1">
          <table:table-cell office:value-type="string">
            <text:p>HARTOS.ORG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HARTOS.ORG</text:p>
          </table:table-cell>
        </table:table-row>
      </table:table>
      <table:table table:name="2011-11-Abstencionista maxima y acerrimos" table:style-name="ta1" table:print="false">
        <table:table-column table:style-name="co1" table:number-columns-repeated="1024" table:default-cell-style-name="ce1"/>
        <table:table-row table:style-name="ro1">
          <table:table-cell table:style-name="ce3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3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El resto se abstiene.</text:p>
          </table:table-cell>
          <table:table-cell table:number-columns-repeated="1020"/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2202440">
            <text:p>220244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825284">
            <text:p>182528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number-columns-repeated="102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>
            <text:p>PSC-PSOE</text:p>
          </table:table-cell>
          <table:table-cell table:style-name="ce2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office:value-type="string">
            <text:p>CiU</text:p>
          </table:table-cell>
          <table:table-cell table:style-name="ce2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  <table:table-cell table:number-columns-repeated="1020"/>
        </table:table-row>
        <table:table-row table:style-name="ro1">
          <table:table-cell office:value-type="string">
            <text:p>PP</text:p>
          </table:table-cell>
          <table:table-cell table:style-name="ce2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ICV-EUiA</text:p>
          </table:table-cell>
          <table:table-cell table:style-name="ce2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ERC-RI.cat</text:p>
          </table:table-cell>
          <table:table-cell table:style-name="ce2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  <table:table-cell table:number-columns-repeated="1020"/>
        </table:table-row>
        <table:table-row table:style-name="ro1">
          <table:table-cell office:value-type="string">
            <text:p>PACMA</text:p>
          </table:table-cell>
          <table:table-cell table:number-columns-repeated="2"/>
          <table:table-cell office:value-type="string">
            <text:p>PARTIDO ANIMALISTA CONTRA EL MALTRATO ANIMAL</text:p>
          </table:table-cell>
          <table:table-cell table:number-columns-repeated="1020"/>
        </table:table-row>
        <table:table-row table:style-name="ro1">
          <table:table-cell office:value-type="string">
            <text:p>UPyD</text:p>
          </table:table-cell>
          <table:table-cell table:number-columns-repeated="2"/>
          <table:table-cell office:value-type="string">
            <text:p>UNION PROGRESO Y DEMOCRÁCIA</text:p>
          </table:table-cell>
          <table:table-cell table:number-columns-repeated="1020"/>
        </table:table-row>
        <table:table-row table:style-name="ro1">
          <table:table-cell office:value-type="string">
            <text:p>PCPC</text:p>
          </table:table-cell>
          <table:table-cell table:number-columns-repeated="2"/>
          <table:table-cell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  <table:table-cell table:number-columns-repeated="1020"/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  <table:table-cell table:number-columns-repeated="1020"/>
        </table:table-row>
        <table:table-row table:style-name="ro1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  <table:table-cell table:number-columns-repeated="1020"/>
        </table:table-row>
        <table:table-row table:style-name="ro1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office:value-type="string">
            <text:p>PFyV</text:p>
          </table:table-cell>
          <table:table-cell table:number-columns-repeated="2"/>
          <table:table-cell office:value-type="string">
            <text:p>FAMILIA Y VIDA</text:p>
          </table:table-cell>
          <table:table-cell table:number-columns-repeated="1020"/>
        </table:table-row>
        <table:table-row table:style-name="ro1">
          <table:table-cell office:value-type="string">
            <text:p>PRE-R</text:p>
          </table:table-cell>
          <table:table-cell table:number-columns-repeated="2"/>
          <table:table-cell office:value-type="string">
            <text:p>PARTIT REPUBLICÀ D'ESQUERRA - REPUBLICANS</text:p>
          </table:table-cell>
          <table:table-cell table:number-columns-repeated="1020"/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  <table:table-cell table:number-columns-repeated="1020"/>
        </table:table-row>
        <table:table-row table:style-name="ro1">
          <table:table-cell office:value-type="string">
            <text:p>POSI</text:p>
          </table:table-cell>
          <table:table-cell table:number-columns-repeated="2"/>
          <table:table-cell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office:value-type="string">
            <text:p>PH</text:p>
          </table:table-cell>
          <table:table-cell table:number-columns-repeated="2"/>
          <table:table-cell office:value-type="string">
            <text:p>PARTIT HUMANISTA</text:p>
          </table:table-cell>
          <table:table-cell table:number-columns-repeated="1020"/>
        </table:table-row>
        <table:table-row table:style-name="ro1">
          <table:table-cell office:value-type="string">
            <text:p>PATO</text:p>
          </table:table-cell>
          <table:table-cell table:number-columns-repeated="2"/>
          <table:table-cell office:value-type="string">
            <text:p>PARTIDO ABRE TUS OJOS</text:p>
          </table:table-cell>
          <table:table-cell table:number-columns-repeated="1020"/>
        </table:table-row>
        <table:table-row table:style-name="ro1">
          <table:table-cell office:value-type="string">
            <text:p>LV-GV</text:p>
          </table:table-cell>
          <table:table-cell table:number-columns-repeated="2"/>
          <table:table-cell office:value-type="string">
            <text:p>LOS VERDES - GRUPO VERDE</text:p>
          </table:table-cell>
          <table:table-cell table:number-columns-repeated="1020"/>
        </table:table-row>
        <table:table-row table:style-name="ro1">
          <table:table-cell office:value-type="string">
            <text:p>HARTOS.ORG</text:p>
          </table:table-cell>
          <table:table-cell table:number-columns-repeated="2"/>
          <table:table-cell office:value-type="string">
            <text:p>HARTOS.ORG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-03" table:style-name="ta1" table:print="false">
        <table:table-column table:style-name="co1" table:number-columns-repeated="1024" table:default-cell-style-name="ce1"/>
        <table:table-row table:style-name="ro1">
          <table:table-cell table:style-name="ce3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3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980181">
            <text:p>3980181</text:p>
          </table:table-cell>
          <table:table-cell table:formula="of:=SUM([.C7:.C38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812062">
            <text:p>281206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1168119">
            <text:p>116811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12834">
            <text:p>12834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42672">
            <text:p>4267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1309171">
            <text:p>1309171</text:p>
          </table:table-cell>
          <table:table-cell table:style-name="ce2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547993">
            <text:p>547993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2" office:value-type="float" office:value="470677">
            <text:p>470677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PARTIT POPULAR/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QUERRA</text:p>
          </table:table-cell>
          <table:table-cell table:style-name="ce2" office:value-type="float" office:value="184558">
            <text:p>18455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2" office:value-type="float" office:value="155674">
            <text:p>15567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INICIATIVA PER CATALUNYA VERDS-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's</text:p>
          </table:table-cell>
          <table:table-cell table:style-name="ce2" office:value-type="float" office:value="24220">
            <text:p>2422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IUTADANS-PARTIDO DE LA CIUDADAN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2" office:value-type="float" office:value="12561">
            <text:p>1256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 - 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CMA</text:p>
          </table:table-cell>
          <table:table-cell table:style-name="ce2" office:value-type="float" office:value="8153">
            <text:p>815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ANTITAURINO CONTRA EL MALTRATO ANIM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2" office:value-type="float" office:value="7324">
            <text:p>732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-LOS VERD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yD</text:p>
          </table:table-cell>
          <table:table-cell table:style-name="ce2" office:value-type="float" office:value="5179">
            <text:p>517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ON PROGRESO Y DEMOCRAC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C</text:p>
          </table:table-cell>
          <table:table-cell table:style-name="ce2" office:value-type="float" office:value="4250">
            <text:p>425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REPUBLICA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2" office:value-type="float" office:value="3733">
            <text:p>373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I ESCONS INSUBMISOS-ALTERNATIVA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2" office:value-type="float" office:value="3100">
            <text:p>31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COMUNISTA DEL PUEBLO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LPEA</text:p>
          </table:table-cell>
          <table:table-cell table:style-name="ce2" office:value-type="float" office:value="3050">
            <text:p>305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DE LOS PENSIONISTAS EN ACC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2" office:value-type="float" office:value="2851">
            <text:p>285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UM+J</text:p>
          </table:table-cell>
          <table:table-cell table:style-name="ce2" office:value-type="float" office:value="1525">
            <text:p>152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OR UN MUNDO MAS JUST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O.S.I.</text:p>
          </table:table-cell>
          <table:table-cell table:style-name="ce2" office:value-type="float" office:value="1486">
            <text:p>148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2" office:value-type="float" office:value="1387">
            <text:p>138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.N.</text:p>
          </table:table-cell>
          <table:table-cell table:style-name="ce2" office:value-type="float" office:value="1326">
            <text:p>132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2" office:value-type="float" office:value="1279">
            <text:p>127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2" office:value-type="float" office:value="1102">
            <text:p>110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MD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TERNATIVA MOTOR Y DEPOR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xCat</text:p>
          </table:table-cell>
          <table:table-cell table:style-name="ce2" office:value-type="float" office:value="823">
            <text:p>82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I</text:p>
          </table:table-cell>
          <table:table-cell table:style-name="ce2" office:value-type="float" office:value="594">
            <text:p>59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DE LAS LIBERTADES CIVIL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-2000</text:p>
          </table:table-cell>
          <table:table-cell table:style-name="ce2" office:value-type="float" office:value="527">
            <text:p>52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.A.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S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TERNATIVA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.u.N.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IANZ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(LIT-CI)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 C. de C.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CARLI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In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SOLIDARIDAD Y AUTOGESTION INTERNACIONALISTA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-03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4007330">
            <text:p>4007330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3052310">
            <text:p>305231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955020">
            <text:p>95502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8475">
            <text:p>84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27979">
            <text:p>279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1268028">
            <text:p>1268028</text:p>
          </table:table-cell>
          <table:table-cell table:style-name="ce2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586854">
            <text:p>586854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2" office:value-type="float" office:value="485504">
            <text:p>485504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PARTIT POPULAR DE CATAN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428986">
            <text:p>42898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2" office:value-type="float" office:value="198116">
            <text:p>19811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INIC. PER CATALUNYA VERDS-ESQUERRA UNIDA I ALTERN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2" office:value-type="float" office:value="26739">
            <text:p>2673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-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2" office:value-type="float" office:value="2691">
            <text:p>269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2" office:value-type="float" office:value="2686">
            <text:p>268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2" office:value-type="float" office:value="2113">
            <text:p>211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2" office:value-type="float" office:value="1889">
            <text:p>188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2" office:value-type="float" office:value="1812">
            <text:p>181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CONS INSUBMISOS-ALT.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2" office:value-type="float" office:value="1586">
            <text:p>158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2" office:value-type="float" office:value="1534">
            <text:p>153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2" office:value-type="float" office:value="1359">
            <text:p>135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2" office:value-type="float" office:value="1141">
            <text:p>114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N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2" office:value-type="float" office:value="999">
            <text:p>99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2" office:value-type="float" office:value="591">
            <text:p>59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SR</text:p>
          </table:table-cell>
          <table:table-cell table:style-name="ce2" office:value-type="float" office:value="522">
            <text:p>52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MOVIMENT SOCIAL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DE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RENTE DEMOCRATICO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 (LIT-CI)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-03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4033017">
            <text:p>4033017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572428">
            <text:p>2572428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1460589">
            <text:p>146058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10920">
            <text:p>1092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36486">
            <text:p>3648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909601">
            <text:p>909601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673558">
            <text:p>673558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2" office:value-type="float" office:value="602777">
            <text:p>602777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131114">
            <text:p>1311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V</text:p>
          </table:table-cell>
          <table:table-cell table:style-name="ce2" office:value-type="float" office:value="103778">
            <text:p>1037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INICIATIVA PER CATALUNYA-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UIA</text:p>
          </table:table-cell>
          <table:table-cell table:style-name="ce2" office:value-type="float" office:value="64111">
            <text:p>6411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GV</text:p>
          </table:table-cell>
          <table:table-cell table:style-name="ce2" office:value-type="float" office:value="14922">
            <text:p>1492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-GRUP VERD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V</text:p>
          </table:table-cell>
          <table:table-cell table:style-name="ce2" office:value-type="float" office:value="7685">
            <text:p>768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-ALTERNATIV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2" office:value-type="float" office:value="3501">
            <text:p>350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IL</text:p>
          </table:table-cell>
          <table:table-cell table:style-name="ce2" office:value-type="float" office:value="2547">
            <text:p>254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GRUPO INDEPENDIENTE LIBE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</text:p>
          </table:table-cell>
          <table:table-cell table:style-name="ce2" office:value-type="float" office:value="1538">
            <text:p>153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-CDS</text:p>
          </table:table-cell>
          <table:table-cell table:style-name="ce2" office:value-type="float" office:value="1450">
            <text:p>145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ON CENTRISTA-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2" office:value-type="float" office:value="1333">
            <text:p>133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2" office:value-type="float" office:value="1275">
            <text:p>127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2" office:value-type="float" office:value="1048">
            <text:p>104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DE LA LLEI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2" office:value-type="float" office:value="861">
            <text:p>86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I-FE 2000</text:p>
          </table:table-cell>
          <table:table-cell table:style-name="ce2" office:value-type="float" office:value="826">
            <text:p>82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INDEPENDIENTE-FALANGE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2" office:value-type="float" office:value="826">
            <text:p>82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2" office:value-type="float" office:value="710">
            <text:p>71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2000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LATAFORMA 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 (LIT-CI)</text:p>
          </table:table-cell>
          <table:table-cell table:style-name="ce2" office:value-type="float" office:value="518">
            <text:p>51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-03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905255">
            <text:p>3905255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993424">
            <text:p>299342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911831">
            <text:p>911831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8710">
            <text:p>871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20365">
            <text:p>2036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1203339">
            <text:p>1203339</text:p>
          </table:table-cell>
          <table:table-cell table:style-name="ce2" office:value-type="float" office:value="13">
            <text:p>13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818832">
            <text:p>818832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2" office:value-type="float" office:value="548323">
            <text:p>548323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EV</text:p>
          </table:table-cell>
          <table:table-cell table:style-name="ce2" office:value-type="float" office:value="260881">
            <text:p>26088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INICIATIVA PER CATALUNYA-ELS 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114195">
            <text:p>11419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-AEC</text:p>
          </table:table-cell>
          <table:table-cell table:style-name="ce2" office:value-type="float" office:value="6241">
            <text:p>624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 EUROPEUS-ALTER.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</text:p>
          </table:table-cell>
          <table:table-cell table:style-name="ce2" office:value-type="float" office:value="3980">
            <text:p>398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</text:p>
          </table:table-cell>
          <table:table-cell table:style-name="ce2" office:value-type="float" office:value="2221">
            <text:p>222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ON CENT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T</text:p>
          </table:table-cell>
          <table:table-cell table:style-name="ce2" office:value-type="float" office:value="1936">
            <text:p>193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REVOLUCIONARI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A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2" office:value-type="float" office:value="1060">
            <text:p>106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CC</text:p>
          </table:table-cell>
          <table:table-cell table:style-name="ce2" office:value-type="float" office:value="895">
            <text:p>89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LATAFORMA INDEPENDENT CIUTAD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R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OALICIO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PARTIT OBRER REVOLUCIONARI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-06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752461">
            <text:p>3752461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842551">
            <text:p>2842551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909910">
            <text:p>90991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10291">
            <text:p>10291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18229">
            <text:p>182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1030053">
            <text:p>1030053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851105">
            <text:p>851105</text:p>
          </table:table-cell>
          <table:table-cell table:style-name="ce2" office:value-type="float" office:value="10">
            <text:p>10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2" office:value-type="float" office:value="480204">
            <text:p>480204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2" office:value-type="float" office:value="240019">
            <text:p>24001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122530">
            <text:p>12253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CEC</text:p>
          </table:table-cell>
          <table:table-cell table:style-name="ce2" office:value-type="float" office:value="30188">
            <text:p>3018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-CONFEDERACIO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2" office:value-type="float" office:value="22446">
            <text:p>2244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</text:p>
          </table:table-cell>
          <table:table-cell table:style-name="ce2" office:value-type="float" office:value="9495">
            <text:p>949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OS ECOLOG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2" office:value-type="float" office:value="8179">
            <text:p>817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2" office:value-type="float" office:value="6813">
            <text:p>681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SOCIALISTA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DE</text:p>
          </table:table-cell>
          <table:table-cell table:style-name="ce2" office:value-type="float" office:value="4958">
            <text:p>495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GRUPACION RUIZ-MATEOS-ALIANZA DEMOCR. EUROPE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OBRERO REVOLUCIONAR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2" office:value-type="float" office:value="1181">
            <text:p>118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2" office:value-type="float" office:value="1132">
            <text:p>113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2" office:value-type="float" office:value="1118">
            <text:p>111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DE LA LEY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(A)</text:p>
          </table:table-cell>
          <table:table-cell table:style-name="ce2" office:value-type="float" office:value="747">
            <text:p>74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PS</text:p>
          </table:table-cell>
          <table:table-cell table:style-name="ce2" office:value-type="float" office:value="712">
            <text:p>71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OALICION POR UN NUEVO PARTIDO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LA</text:p>
          </table:table-cell>
          <table:table-cell table:style-name="ce2" office:value-type="float" office:value="594">
            <text:p>59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ON DE AUTONOMI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-10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617948">
            <text:p>3617948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456966">
            <text:p>2456966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1160982">
            <text:p>116098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13323">
            <text:p>1332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14241">
            <text:p>1424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903546">
            <text:p>903546</text:p>
          </table:table-cell>
          <table:table-cell table:style-name="ce2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741682">
            <text:p>741682</text:p>
          </table:table-cell>
          <table:table-cell table:style-name="ce2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2" office:value-type="float" office:value="257021">
            <text:p>25702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2" office:value-type="float" office:value="200050">
            <text:p>2000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.</text:p>
          </table:table-cell>
          <table:table-cell table:style-name="ce2" office:value-type="float" office:value="110681">
            <text:p>11068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ENTRE DEMOCRATIC I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60642">
            <text:p>6064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UIZ-MATEOS</text:p>
          </table:table-cell>
          <table:table-cell table:style-name="ce2" office:value-type="float" office:value="29187">
            <text:p>2918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GRUPACION RUIZ-MATEO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2" office:value-type="float" office:value="27746">
            <text:p>2774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</text:p>
          </table:table-cell>
          <table:table-cell table:style-name="ce2" office:value-type="float" office:value="19573">
            <text:p>1957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 ECOLOGIS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-MEC</text:p>
          </table:table-cell>
          <table:table-cell table:style-name="ce2" office:value-type="float" office:value="18518">
            <text:p>1851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TERNATIVA VERDA-MOVIMENT ECOLOG.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2" office:value-type="float" office:value="18089">
            <text:p>1808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LS VERDS-LLIST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E-UC</text:p>
          </table:table-cell>
          <table:table-cell table:style-name="ce2" office:value-type="float" office:value="10782">
            <text:p>1078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TRABAJADORES DE ESPAÑA-UNIDAD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2" office:value-type="float" office:value="9270">
            <text:p>927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2" office:value-type="float" office:value="8110">
            <text:p>811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ECOLOGISTA DE CATALUNY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SD.</text:p>
          </table:table-cell>
          <table:table-cell table:style-name="ce2" office:value-type="float" office:value="4996">
            <text:p>499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OALICIO SOCIAL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.</text:p>
          </table:table-cell>
          <table:table-cell table:style-name="ce2" office:value-type="float" office:value="2276">
            <text:p>227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DELS OBRERS REVOLUCIONARIS D'ESPA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C</text:p>
          </table:table-cell>
          <table:table-cell table:style-name="ce2" office:value-type="float" office:value="2223">
            <text:p>222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2" office:value-type="float" office:value="2087">
            <text:p>208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DAD CENTRISTA-P.E.D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R</text:p>
          </table:table-cell>
          <table:table-cell table:style-name="ce2" office:value-type="float" office:value="1127">
            <text:p>112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IANZA POR LA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NV-URV</text:p>
          </table:table-cell>
          <table:table-cell table:style-name="ce2" office:value-type="float" office:value="596">
            <text:p>59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QUERRA NACIONALISTA VALENCIANA - URV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-(M.L.)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6-06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576404">
            <text:p>3576404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459692">
            <text:p>245969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1116712">
            <text:p>11167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19897">
            <text:p>1989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9905">
            <text:p>990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1054135">
            <text:p>1054135</text:p>
          </table:table-cell>
          <table:table-cell table:style-name="ce2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728372">
            <text:p>728372</text:p>
          </table:table-cell>
          <table:table-cell table:style-name="ce2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-PL</text:p>
          </table:table-cell>
          <table:table-cell table:style-name="ce2" office:value-type="float" office:value="261166">
            <text:p>26116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OALICION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2" office:value-type="float" office:value="106434">
            <text:p>10643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ENE</text:p>
          </table:table-cell>
          <table:table-cell table:style-name="ce2" office:value-type="float" office:value="101654">
            <text:p>10165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UNIO DE L'ESQUERR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62390">
            <text:p>6239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2" office:value-type="float" office:value="44757">
            <text:p>4475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UC</text:p>
          </table:table-cell>
          <table:table-cell table:style-name="ce2" office:value-type="float" office:value="15390">
            <text:p>1539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MESA PARA LA UNIDAD DE LOS COMUN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</text:p>
          </table:table-cell>
          <table:table-cell table:style-name="ce2" office:value-type="float" office:value="14788">
            <text:p>1478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ISTA ALTERNATIVA 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2" office:value-type="float" office:value="11746">
            <text:p>1174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ECOLOGISTA DE CATALUÑ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2" office:value-type="float" office:value="7964">
            <text:p>796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2" office:value-type="float" office:value="4411">
            <text:p>441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DC</text:p>
          </table:table-cell>
          <table:table-cell table:style-name="ce2" office:value-type="float" office:value="3137">
            <text:p>313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SOCIALDEMOCRA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2" office:value-type="float" office:value="2999">
            <text:p>299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R</text:p>
          </table:table-cell>
          <table:table-cell table:style-name="ce2" office:value-type="float" office:value="2658">
            <text:p>265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DAD POPULAR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2" office:value-type="float" office:value="2386">
            <text:p>238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OC</text:p>
          </table:table-cell>
          <table:table-cell table:style-name="ce2" office:value-type="float" office:value="1952">
            <text:p>195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IGA OBRER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</text:p>
          </table:table-cell>
          <table:table-cell table:style-name="ce2" office:value-type="float" office:value="1626">
            <text:p>162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DE LOS OBREROS REVOLUCIONARIOS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2" office:value-type="float" office:value="1169">
            <text:p>116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ESPAÑOL 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C</text:p>
          </table:table-cell>
          <table:table-cell table:style-name="ce2" office:value-type="float" office:value="756">
            <text:p>75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2-10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331611">
            <text:p>3331611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716289">
            <text:p>271628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615322">
            <text:p>61532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33875">
            <text:p>338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10818">
            <text:p>108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1292672">
            <text:p>1292672</text:p>
          </table:table-cell>
          <table:table-cell table:style-name="ce2" office:value-type="float" office:value="18">
            <text:p>18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560555">
            <text:p>560555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</text:p>
          </table:table-cell>
          <table:table-cell table:style-name="ce2" office:value-type="float" office:value="385967">
            <text:p>385967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ALIANZA POPULAR - PARTIDO DEMOCRATA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</text:p>
          </table:table-cell>
          <table:table-cell table:style-name="ce2" office:value-type="float" office:value="131314">
            <text:p>13131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PARTIT SOCIALISTA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2" office:value-type="float" office:value="99852">
            <text:p>9985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2" office:value-type="float" office:value="49772">
            <text:p>4977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2" office:value-type="float" office:value="41371">
            <text:p>4137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2" office:value-type="float" office:value="40222">
            <text:p>4022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E</text:p>
          </table:table-cell>
          <table:table-cell table:style-name="ce2" office:value-type="float" office:value="24382">
            <text:p>2438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NACIONALISTES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2" office:value-type="float" office:value="15462">
            <text:p>1546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N</text:p>
          </table:table-cell>
          <table:table-cell table:style-name="ce2" office:value-type="float" office:value="8724">
            <text:p>872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SOCIACION POLITICA FUERZA NUE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A-PA</text:p>
          </table:table-cell>
          <table:table-cell table:style-name="ce2" office:value-type="float" office:value="6687">
            <text:p>668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SOCIALISTA DE ANDALUCIA - PARTIDO ANDALUZ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-FCC</text:p>
          </table:table-cell>
          <table:table-cell table:style-name="ce2" office:value-type="float" office:value="3937">
            <text:p>393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OALICION ELECTORAL FRONT COMU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OC</text:p>
          </table:table-cell>
          <table:table-cell table:style-name="ce2" office:value-type="float" office:value="2699">
            <text:p>269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COMUNISTA OBRER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</text:p>
          </table:table-cell>
          <table:table-cell table:style-name="ce2" office:value-type="float" office:value="2391">
            <text:p>239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SOLIDARIDAD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 (M-L)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</text:p>
          </table:table-cell>
          <table:table-cell table:style-name="ce2" office:value-type="float" office:value="1889">
            <text:p>188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CONSERVADOR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2" office:value-type="float" office:value="1689">
            <text:p>168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 (COSI)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LIGA COMUNISTA (C.OBREROS SOCIAL.INTERNACIONALIS.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PARTIDO SOCIALISTA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-03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466533">
            <text:p>3466533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337309">
            <text:p>233730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1129224">
            <text:p>112922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42753">
            <text:p>4275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9714">
            <text:p>97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694847">
            <text:p>694847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2" office:value-type="float" office:value="436908">
            <text:p>436908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2" office:value-type="float" office:value="387543">
            <text:p>387543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2" office:value-type="float" office:value="362427">
            <text:p>362427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COALICION CONVERGENCIA Y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FN</text:p>
          </table:table-cell>
          <table:table-cell table:style-name="ce2" office:value-type="float" office:value="88770">
            <text:p>887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SQUERRA REPUBLICANA DE CATALUNYA - FRO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</text:p>
          </table:table-cell>
          <table:table-cell table:style-name="ce2" office:value-type="float" office:value="84195">
            <text:p>8419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OALICION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EAN</text:p>
          </table:table-cell>
          <table:table-cell table:style-name="ce2" office:value-type="float" office:value="41430">
            <text:p>4143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BLOC D'ESQUERRAD'ALLIBERAME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C-PTE</text:p>
          </table:table-cell>
          <table:table-cell table:style-name="ce2" office:value-type="float" office:value="36001">
            <text:p>3600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T DEL TREBALL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OE-H</text:p>
          </table:table-cell>
          <table:table-cell table:style-name="ce2" office:value-type="float" office:value="29868">
            <text:p>2986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. SOCIALISTA OBRERO ESPAÑOL(SECTOR HISTORICO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N</text:p>
          </table:table-cell>
          <table:table-cell table:style-name="ce2" office:value-type="float" office:value="20743">
            <text:p>2074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UNION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</text:p>
          </table:table-cell>
          <table:table-cell table:style-name="ce2" office:value-type="float" office:value="15019">
            <text:p>1501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IZQUIERDA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RT</text:p>
          </table:table-cell>
          <table:table-cell table:style-name="ce2" office:value-type="float" office:value="11122">
            <text:p>1112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ORGANIZACION REVOLUCIONARI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C-OIC</text:p>
          </table:table-cell>
          <table:table-cell table:style-name="ce2" office:value-type="float" office:value="10714">
            <text:p>1071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MOVIMIENTO COMUNISTA-ORGANIZ.IZQUIERD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T</text:p>
          </table:table-cell>
          <table:table-cell table:style-name="ce2" office:value-type="float" office:value="10022">
            <text:p>1002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COMUN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CE-BR</text:p>
          </table:table-cell>
          <table:table-cell table:style-name="ce2" office:value-type="float" office:value="8120">
            <text:p>812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ORGANIZACION COMUNISTA DE ESPAÑA BANDERA ROJ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2" office:value-type="float" office:value="6515">
            <text:p>651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IN</text:p>
          </table:table-cell>
          <table:table-cell table:style-name="ce2" office:value-type="float" office:value="5932">
            <text:p>593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SINDIC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R</text:p>
          </table:table-cell>
          <table:table-cell table:style-name="ce2" office:value-type="float" office:value="5775">
            <text:p>577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IGA COMUNISTA REVOLUCIONAR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 CATALA</text:p>
          </table:table-cell>
          <table:table-cell table:style-name="ce2" office:value-type="float" office:value="5767">
            <text:p>576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2" office:value-type="float" office:value="4976">
            <text:p>497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DEMOCRACIAL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2" office:value-type="float" office:value="3908">
            <text:p>390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</text:p>
          </table:table-cell>
          <table:table-cell table:style-name="ce2" office:value-type="float" office:value="3267">
            <text:p>326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LIBERAL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ARL</text:p>
          </table:table-cell>
          <table:table-cell table:style-name="ce2" office:value-type="float" office:value="2554">
            <text:p>2554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CAR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E</text:p>
          </table:table-cell>
          <table:table-cell table:style-name="ce2" office:value-type="float" office:value="2550">
            <text:p>255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EUSKADIKO EZK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PPA</text:p>
          </table:table-cell>
          <table:table-cell table:style-name="ce2" office:value-type="float" office:value="2409">
            <text:p>240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INDEPENDIENTE PRO POLITICA AUSTE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LE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ON PARA LA LIBERTAD DE EXPRES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2" office:value-type="float" office:value="1622">
            <text:p>162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LIG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UF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string">
            <text:p>FALANGE ESPAÑOLA - UNIDAD FALANGISTA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7-06" table:style-name="ta1" table:print="false">
        <table:table-column table:style-name="co1" table:number-columns-repeated="1024" table:default-cell-style-name="ce1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2" office:value-type="float" office:value="3004988">
            <text:p>3004988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2" office:value-type="float" office:value="2392774">
            <text:p>239277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2" office:value-type="float" office:value="612214">
            <text:p>61221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2" office:value-type="float" office:value="29657">
            <text:p>2965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2" office:value-type="float" office:value="4279">
            <text:p>42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2" office:value-type="float" office:value="721880">
            <text:p>721880</text:p>
          </table:table-cell>
          <table:table-cell table:style-name="ce2" office:value-type="float" office:value="11">
            <text:p>11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2" office:value-type="float" office:value="469361">
            <text:p>469361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PC</text:p>
          </table:table-cell>
          <table:table-cell table:style-name="ce2" office:value-type="float" office:value="364798">
            <text:p>364798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COALICION ELECT.PACTE DEMOCRATIC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D</text:p>
          </table:table-cell>
          <table:table-cell table:style-name="ce2" office:value-type="float" office:value="355857">
            <text:p>355857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UNION DE CENTRO DEMOCRATI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C-IDCC</text:p>
          </table:table-cell>
          <table:table-cell table:style-name="ce2" office:value-type="float" office:value="127679">
            <text:p>1276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UNIO DEL CENTRE I LA DEM. CRISTI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-FED</text:p>
          </table:table-cell>
          <table:table-cell table:style-name="ce2" office:value-type="float" office:value="112794">
            <text:p>11279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OALICION ELECTORAL ESQUERR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AP</text:p>
          </table:table-cell>
          <table:table-cell table:style-name="ce2" office:value-type="float" office:value="75097">
            <text:p>7509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OALICION ELECTORAL CONVIVENCI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P-US</text:p>
          </table:table-cell>
          <table:table-cell table:style-name="ce2" office:value-type="float" office:value="41356">
            <text:p>41356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SOCIALISTA POPULAR - UNIDAD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UT</text:p>
          </table:table-cell>
          <table:table-cell table:style-name="ce2" office:value-type="float" office:value="13559">
            <text:p>13559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RENTE UNIDAD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UPS</text:p>
          </table:table-cell>
          <table:table-cell table:style-name="ce2" office:value-type="float" office:value="12040">
            <text:p>1204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UNITAT POPULAR PER SOCIALISM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T</text:p>
          </table:table-cell>
          <table:table-cell table:style-name="ce2" office:value-type="float" office:value="10017">
            <text:p>1001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GRUPACION ELECTORAL DE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LIGA</text:p>
          </table:table-cell>
          <table:table-cell table:style-name="ce2" office:value-type="float" office:value="9203">
            <text:p>9203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LLIGA DE CATALUNYA PARTIT LIBERAL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2" office:value-type="float" office:value="9157">
            <text:p>9157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DEMOCRACIA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18</text:p>
          </table:table-cell>
          <table:table-cell table:style-name="ce2" office:value-type="float" office:value="8895">
            <text:p>889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IANZA NACIONAL 18 DE JUL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SDCI</text:p>
          </table:table-cell>
          <table:table-cell table:style-name="ce2" office:value-type="float" office:value="8738">
            <text:p>8738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ALIANZA SOCIALISTA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SC</text:p>
          </table:table-cell>
          <table:table-cell table:style-name="ce2" office:value-type="float" office:value="7900">
            <text:p>790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REFORMA SOCIAL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2" office:value-type="float" office:value="6395">
            <text:p>6395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2" office:value-type="float" office:value="4112">
            <text:p>4112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10/31/2011</text:date>, <text:time>21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0T15:53:07</meta:creation-date>
    <meta:editing-duration>P0D</meta:editing-duration>
    <meta:editing-cycles>1</meta:editing-cycles>
    <meta:generator>LibreOffice/3.3$Linux LibreOffice_project/330m19$Build-401</meta:generator>
    <meta:document-statistic meta:table-count="14" meta:cell-count="1295" meta:object-count="0"/>
  </office:meta>
</office:document-meta>
</file>